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equal" table:style-name="ta1" table:print="false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equal.M23" table:end-x="0.5543in" table:end-y="0.0161in" draw:z-index="0" draw:style-name="gr1" svg:width="6.2988in" svg:height="3.5429in" svg:x="0.4787in" svg:y="0.0291in">
              <draw:object draw:notify-on-update-of-ranges="equal.C6:equal.C25 equal.D6:equal.D2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sk</text:p>
          </table:table-cell>
          <table:table-cell office:value-type="string">
            <text:p>exec. Ti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/>
        </table:table-row>
      </table:table>
      <table:table table:name="tail" table:style-name="ta1" table:print="false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tail.M23" table:end-x="0.5217in" table:end-y="0.0685in" draw:z-index="0" draw:style-name="gr1" svg:width="6.2988in" svg:height="3.5429in" svg:x="0.4461in" svg:y="0.0815in">
              <draw:object draw:notify-on-update-of-ranges="tail.D6:tail.D2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sk</text:p>
          </table:table-cell>
          <table:table-cell office:value-type="string">
            <text:p>exec. Ti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 ([.C6]^2) +20"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 ([.C7]^2) +20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 ([.C8]^2) +20" office:value-type="float" office:value="29">
            <text:p>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 ([.C9]^2) +20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 ([.C10]^2) +20" office:value-type="float" office:value="45">
            <text:p>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 ([.C11]^2) +20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 ([.C12]^2) +20" office:value-type="float" office:value="69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 ([.C13]^2) +20" office:value-type="float" office:value="84">
            <text:p>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 ([.C14]^2) +20" office:value-type="float" office:value="101">
            <text:p>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 ([.C15]^2) +20" office:value-type="float" office:value="120">
            <text:p>1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 ([.C16]^2) +20" office:value-type="float" office:value="141">
            <text:p>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 ([.C17]^2) +20" office:value-type="float" office:value="164">
            <text:p>1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 ([.C18]^2) +20" office:value-type="float" office:value="189">
            <text:p>1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 ([.C19]^2) +20" office:value-type="float" office:value="216">
            <text:p>2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 ([.C20]^2) +20" office:value-type="float" office:value="245">
            <text:p>2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 ([.C21]^2) +20" office:value-type="float" office:value="276">
            <text:p>2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 ([.C22]^2) +20" office:value-type="float" office:value="309">
            <text:p>3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 ([.C23]^2) +20" office:value-type="float" office:value="344">
            <text:p>3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 ([.C24]^2) +20" office:value-type="float" office:value="381">
            <text:p>3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 ([.C25]^2) +20" office:value-type="float" office:value="420">
            <text:p>420</text:p>
          </table:table-cell>
          <table:table-cell table:number-columns-repeated="2"/>
        </table:table-row>
      </table:table>
      <table:table table:name="front" table:style-name="ta1" table:print="false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>
            <draw:frame table:end-cell-address="front.N23" table:end-x="0.1591in" table:end-y="0.0787in" draw:z-index="0" draw:style-name="gr1" svg:width="6.2988in" svg:height="3.5429in" svg:x="0.0835in" svg:y="0.0917in">
              <draw:object draw:notify-on-update-of-ranges="front.D6:front.D2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ask</text:p>
          </table:table-cell>
          <table:table-cell office:value-type="string">
            <text:p>Exec. Ti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([.C27]^2)+20" office:value-type="float" office:value="420">
            <text:p>4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([.C28]^2)+20" office:value-type="float" office:value="381">
            <text:p>3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([.C29]^2)+20" office:value-type="float" office:value="344">
            <text:p>3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([.C30]^2)+20" office:value-type="float" office:value="309">
            <text:p>3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([.C31]^2)+20" office:value-type="float" office:value="276">
            <text:p>2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([.C32]^2)+20" office:value-type="float" office:value="245">
            <text:p>2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([.C33]^2)+20" office:value-type="float" office:value="216">
            <text:p>2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([.C34]^2)+20" office:value-type="float" office:value="189">
            <text:p>1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([.C35]^2)+20" office:value-type="float" office:value="164">
            <text:p>1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([.C36]^2)+20" office:value-type="float" office:value="141">
            <text:p>1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([.C37]^2)+20" office:value-type="float" office:value="120">
            <text:p>1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([.C38]^2)+20" office:value-type="float" office:value="101">
            <text:p>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([.C39]^2)+20" office:value-type="float" office:value="84">
            <text:p>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([.C40]^2)+20" office:value-type="float" office:value="69">
            <text:p>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([.C41]^2)+20" office:value-type="float" office:value="56">
            <text:p>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([.C42]^2)+20"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([.C43]^2)+20" office:value-type="float" office:value="36">
            <text:p>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([.C44]^2)+20" office:value-type="float" office:value="29">
            <text:p>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([.C45]^2)+20"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([.C46]^2)+20" office:value-type="float" office:value="21">
            <text:p>2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4"/>
        </table:table-row>
      </table:table>
      <table:table table:name="random" table:style-name="ta1" table:print="false">
        <table:table-column table:style-name="co1" table:number-columns-repeated="3" table:default-cell-style-name="Default"/>
        <table:table-column table:style-name="co1" table:default-cell-style-name="Excel_20_Built-in_20_Normal"/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>
            <draw:frame table:end-cell-address="random.N22" table:end-x="0.1594in" table:end-y="0.1894in" draw:z-index="0" draw:style-name="gr1" svg:width="6.2988in" svg:height="3.5429in" svg:x="0.0839in" svg:y="0.1126in">
              <draw:object draw:notify-on-update-of-ranges="random.D6:random.D2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string">
            <text:p>task</text:p>
          </table:table-cell>
          <table:table-cell table:style-name="Default" office:value-type="string">
            <text:p>exec. Tim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909.75">
            <text:p>909.7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594.75">
            <text:p>594.7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float" office:value="463.75">
            <text:p>463.7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376.5">
            <text:p>376.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float" office:value="342.75">
            <text:p>342.7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office:value-type="float" office:value="289.25">
            <text:p>289.2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office:value-type="float" office:value="263">
            <text:p>26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310.5">
            <text:p>310.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 office:value-type="float" office:value="264">
            <text:p>26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office:value-type="float" office:value="235.5">
            <text:p>235.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 office:value-type="float" office:value="859">
            <text:p>859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office:value-type="float" office:value="515">
            <text:p>51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4">
            <text:p>14</text:p>
          </table:table-cell>
          <table:table-cell office:value-type="float" office:value="643">
            <text:p>64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 office:value-type="float" office:value="341">
            <text:p>34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 office:value-type="float" office:value="234">
            <text:p>23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9">
            <text:p>19</text:p>
          </table:table-cell>
          <table:table-cell office:value-type="float" office:value="452">
            <text:p>45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 office:value-type="float" office:value="211">
            <text:p>211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2">09/02/2011</text:date>, <text:time>04:4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2T03:52:40.41</meta:creation-date>
    <dc:date>2011-09-02T04:45:09.24</dc:date>
    <meta:editing-duration>PT29M8S</meta:editing-duration>
    <meta:editing-cycles>3</meta:editing-cycles>
    <meta:generator>OpenOffice.org/3.3$Win32 OpenOffice.org_project/330m20$Build-9567</meta:generator>
    <meta:document-statistic meta:table-count="4" meta:cell-count="18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31cm" svg:y="0.316cm" chart:style-name="ch2">
          <text:p>SEPA Equal Mode</text:p>
        </chart:title>
        <chart:subtitle svg:x="4.781cm" svg:y="1.275cm" chart:style-name="ch3">
          <text:p>Distribution of Task Execution Times</text:p>
        </chart:subtitle>
        <chart:plot-area chart:style-name="ch4" table:cell-range-address="equal.C6:equal.D25" chart:data-source-has-labels="column" svg:x="1.358cm" svg:y="2.318cm" svg:width="14.002cm" svg:height="5.494cm">
          <chartooo:coordinate-region svg:x="1.451cm" svg:y="2.318cm" svg:width="13.722cm" svg:height="4.821cm"/>
          <chart:axis chart:dimension="x" chart:name="primary-x" chart:style-name="ch5">
            <chart:title svg:x="7.31cm" svg:y="7.993cm" chart:style-name="ch6">
              <text:p>Loop Iteration</text:p>
            </chart:title>
            <chart:categories table:cell-range-address="equal.C6:equal.C25"/>
          </chart:axis>
          <chart:axis chart:dimension="y" chart:name="primary-y" chart:style-name="ch7">
            <chart:title svg:x="0.451cm" svg:y="6.234cm" chart:style-name="ch8">
              <text:p>Execution Time</text:p>
            </chart:title>
            <chart:grid chart:style-name="ch9" chart:class="major"/>
          </chart:axis>
          <chart:series chart:style-name="ch10" chart:values-cell-range-address="equal.D6:equal.D25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equal.C6:equal.C25</svg:desc>
                </draw:g>
              </table:table-cell>
              <table:table-cell office:value-type="float" office:value="40">
                <text:p>40</text:p>
                <draw:g>
                  <svg:desc>equal.D6:equal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68cm" svg:y="0.316cm" chart:style-name="ch2">
          <text:p>SEPA Tail-Heavy Mode</text:p>
        </chart:title>
        <chart:subtitle svg:x="4.781cm" svg:y="1.275cm" chart:style-name="ch3">
          <text:p>Distribution of Task Execution Times</text:p>
        </chart:subtitle>
        <chart:plot-area chart:style-name="ch4" table:cell-range-address="tail.D6:tail.D25" svg:x="1.358cm" svg:y="2.318cm" svg:width="14.002cm" svg:height="5.494cm">
          <chartooo:coordinate-region svg:x="1.451cm" svg:y="2.318cm" svg:width="13.722cm" svg:height="4.821cm"/>
          <chart:axis chart:dimension="x" chart:name="primary-x" chart:style-name="ch5">
            <chart:title svg:x="7.31cm" svg:y="7.993cm" chart:style-name="ch6">
              <text:p>Loop Iteration</text:p>
            </chart:title>
          </chart:axis>
          <chart:axis chart:dimension="y" chart:name="primary-y" chart:style-name="ch7">
            <chart:title svg:x="0.451cm" svg:y="5.916cm" chart:style-name="ch8">
              <text:p>Exec. Time</text:p>
            </chart:title>
            <chart:grid chart:style-name="ch9" chart:class="major"/>
          </chart:axis>
          <chart:series chart:style-name="ch10" chart:values-cell-range-address="tail.D6:tail.D25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tail.D6:tail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0">
                <text:p>4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96cm" svg:y="0.316cm" chart:style-name="ch2">
          <text:p>SEPA Front-Heavy Mode</text:p>
        </chart:title>
        <chart:subtitle svg:x="4.781cm" svg:y="1.275cm" chart:style-name="ch3">
          <text:p>Distribution of Task Execution Times</text:p>
        </chart:subtitle>
        <chart:plot-area chart:style-name="ch4" table:cell-range-address="front.D6:front.D25" svg:x="1.358cm" svg:y="2.318cm" svg:width="14.002cm" svg:height="5.494cm">
          <chartooo:coordinate-region svg:x="1.451cm" svg:y="2.318cm" svg:width="13.722cm" svg:height="4.821cm"/>
          <chart:axis chart:dimension="x" chart:name="primary-x" chart:style-name="ch5">
            <chart:title svg:x="7.31cm" svg:y="7.993cm" chart:style-name="ch6">
              <text:p>Loop Iteration</text:p>
            </chart:title>
          </chart:axis>
          <chart:axis chart:dimension="y" chart:name="primary-y" chart:style-name="ch7">
            <chart:title svg:x="0.451cm" svg:y="5.916cm" chart:style-name="ch8">
              <text:p>Exec. Time</text:p>
            </chart:title>
            <chart:grid chart:style-name="ch9" chart:class="major"/>
          </chart:axis>
          <chart:series chart:style-name="ch10" chart:values-cell-range-address="front.D6:front.D25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">
                <text:p>420</text:p>
                <draw:g>
                  <svg:desc>front.D6:front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SEPA Random Mode</text:p>
        </chart:title>
        <chart:subtitle svg:x="4.781cm" svg:y="1.275cm" chart:style-name="ch3">
          <text:p>Distribution of Task Execution Times</text:p>
        </chart:subtitle>
        <chart:plot-area chart:style-name="ch4" table:cell-range-address="random.D6:random.D25" svg:x="1.358cm" svg:y="2.318cm" svg:width="14.002cm" svg:height="5.494cm">
          <chartooo:coordinate-region svg:x="1.451cm" svg:y="2.318cm" svg:width="13.722cm" svg:height="4.821cm"/>
          <chart:axis chart:dimension="x" chart:name="primary-x" chart:style-name="ch5">
            <chart:title svg:x="7.31cm" svg:y="7.993cm" chart:style-name="ch6">
              <text:p>Loop Iteration</text:p>
            </chart:title>
          </chart:axis>
          <chart:axis chart:dimension="y" chart:name="primary-y" chart:style-name="ch7">
            <chart:title svg:x="0.451cm" svg:y="5.916cm" chart:style-name="ch8">
              <text:p>Exec. Time</text:p>
            </chart:title>
            <chart:grid chart:style-name="ch9" chart:class="major"/>
          </chart:axis>
          <chart:series chart:style-name="ch10" chart:values-cell-range-address="random.D6:random.D25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9.75">
                <text:p>909.75</text:p>
                <draw:g>
                  <svg:desc>random.D6:random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4.75">
                <text:p>594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3.75">
                <text:p>463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6.5">
                <text:p>37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2.75">
                <text:p>342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9.25">
                <text:p>289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0.5">
                <text:p>31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5.5">
                <text:p>23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